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tatistiche" table:style-name="ta1" table:print="false">
        <table:table-column table:style-name="co1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Tool</text:p>
          </table:table-cell>
          <table:table-cell/>
          <table:table-cell table:style-name="ce2" office:value-type="string">
            <text:p>maggio</text:p>
          </table:table-cell>
          <table:table-cell table:style-name="ce2" office:value-type="string">
            <text:p>giugno</text:p>
          </table:table-cell>
          <table:table-cell table:style-name="ce2" office:value-type="string">
            <text:p>Differenza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3">
            <text:p>Webmaster Tool</text:p>
          </table:table-cell>
          <table:table-cell table:style-name="ce2" office:value-type="string">
            <text:p>Impressioni</text:p>
          </table:table-cell>
          <table:table-cell office:value-type="float" office:value="728873">
            <text:p>728873</text:p>
          </table:table-cell>
          <table:table-cell office:value-type="float" office:value="553363">
            <text:p>553363</text:p>
          </table:table-cell>
          <table:table-cell table:formula="of:=[.D2]-[.C2]" office:value-type="float" office:value="-175510">
            <text:p>-175510</text:p>
          </table:table-cell>
          <table:table-cell/>
        </table:table-row>
        <table:table-row table:style-name="ro1">
          <table:covered-table-cell/>
          <table:table-cell table:style-name="ce2" office:value-type="string">
            <text:p>Click</text:p>
          </table:table-cell>
          <table:table-cell office:value-type="float" office:value="31748">
            <text:p>31748</text:p>
          </table:table-cell>
          <table:table-cell office:value-type="float" office:value="25299">
            <text:p>25299</text:p>
          </table:table-cell>
          <table:table-cell table:formula="of:=[.D3]-[.C3]" office:value-type="float" office:value="-6449">
            <text:p>-6449</text:p>
          </table:table-cell>
          <table:table-cell/>
        </table:table-row>
        <table:table-row table:style-name="ro1">
          <table:covered-table-cell/>
          <table:table-cell table:style-name="ce2" office:value-type="string">
            <text:p>CTR</text:p>
          </table:table-cell>
          <table:table-cell table:formula="of:=ROUND([.C3]*100/[.C2];2)" office:value-type="float" office:value="4.36">
            <text:p>4,36</text:p>
          </table:table-cell>
          <table:table-cell table:formula="of:=ROUND([.D3]*100/[.D2];2)" office:value-type="float" office:value="4.57">
            <text:p>4,57</text:p>
          </table:table-cell>
          <table:table-cell table:formula="of:=[.D4]-[.C4]" office:value-type="float" office:value="0.21">
            <text:p>0,21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11">
            <text:p>Google Analytics</text:p>
          </table:table-cell>
          <table:table-cell table:style-name="ce2" office:value-type="string">
            <text:p>Sessioni</text:p>
          </table:table-cell>
          <table:table-cell office:value-type="float" office:value="36851">
            <text:p>36851</text:p>
          </table:table-cell>
          <table:table-cell office:value-type="float" office:value="29181">
            <text:p>29181</text:p>
          </table:table-cell>
          <table:table-cell table:formula="of:=[.D5]-[.C5]" office:value-type="float" office:value="-7670">
            <text:p>-7670</text:p>
          </table:table-cell>
          <table:table-cell/>
        </table:table-row>
        <table:table-row table:style-name="ro1">
          <table:covered-table-cell/>
          <table:table-cell table:style-name="ce2" office:value-type="string">
            <text:p>Sessioni (Search Engine)</text:p>
          </table:table-cell>
          <table:table-cell office:value-type="float" office:value="30503">
            <text:p>30503</text:p>
          </table:table-cell>
          <table:table-cell office:value-type="float" office:value="23996">
            <text:p>23996</text:p>
          </table:table-cell>
          <table:table-cell table:formula="of:=[.D6]-[.C6]" office:value-type="float" office:value="-6507">
            <text:p>-6507</text:p>
          </table:table-cell>
          <table:table-cell/>
        </table:table-row>
        <table:table-row table:style-name="ro1">
          <table:covered-table-cell/>
          <table:table-cell table:style-name="ce2" office:value-type="string">
            <text:p>Sessioni (Diretto)</text:p>
          </table:table-cell>
          <table:table-cell office:value-type="float" office:value="5602">
            <text:p>5602</text:p>
          </table:table-cell>
          <table:table-cell office:value-type="float" office:value="4476">
            <text:p>4476</text:p>
          </table:table-cell>
          <table:table-cell table:formula="of:=[.D7]-[.C7]" office:value-type="float" office:value="-1126">
            <text:p>-1126</text:p>
          </table:table-cell>
          <table:table-cell/>
        </table:table-row>
        <table:table-row table:style-name="ro1">
          <table:covered-table-cell/>
          <table:table-cell table:style-name="ce2" office:value-type="string">
            <text:p>Sessioni (Referral)</text:p>
          </table:table-cell>
          <table:table-cell office:value-type="float" office:value="746">
            <text:p>746</text:p>
          </table:table-cell>
          <table:table-cell office:value-type="float" office:value="709">
            <text:p>709</text:p>
          </table:table-cell>
          <table:table-cell table:formula="of:=[.D8]-[.C8]" office:value-type="float" office:value="-37">
            <text:p>-37</text:p>
          </table:table-cell>
          <table:table-cell/>
        </table:table-row>
        <table:table-row table:style-name="ro1">
          <table:covered-table-cell/>
          <table:table-cell table:style-name="ce2" office:value-type="string">
            <text:p>Utenti</text:p>
          </table:table-cell>
          <table:table-cell office:value-type="float" office:value="30550">
            <text:p>30550</text:p>
          </table:table-cell>
          <table:table-cell office:value-type="float" office:value="24214">
            <text:p>24214</text:p>
          </table:table-cell>
          <table:table-cell table:formula="of:=[.D9]-[.C9]" office:value-type="float" office:value="-6336">
            <text:p>-6336</text:p>
          </table:table-cell>
          <table:table-cell/>
        </table:table-row>
        <table:table-row table:style-name="ro1">
          <table:covered-table-cell/>
          <table:table-cell table:style-name="ce2" office:value-type="string">
            <text:p>Utenti (Search Engine)</text:p>
          </table:table-cell>
          <table:table-cell office:value-type="float" office:value="23473">
            <text:p>23473</text:p>
          </table:table-cell>
          <table:table-cell office:value-type="float" office:value="18450">
            <text:p>18450</text:p>
          </table:table-cell>
          <table:table-cell table:formula="of:=[.D10]-[.C10]" office:value-type="float" office:value="-5023">
            <text:p>-5023</text:p>
          </table:table-cell>
          <table:table-cell/>
        </table:table-row>
        <table:table-row table:style-name="ro1">
          <table:covered-table-cell/>
          <table:table-cell table:style-name="ce2" office:value-type="string">
            <text:p>Utenti (Diretto)</text:p>
          </table:table-cell>
          <table:table-cell office:value-type="float" office:value="4221">
            <text:p>4221</text:p>
          </table:table-cell>
          <table:table-cell office:value-type="float" office:value="3425">
            <text:p>3425</text:p>
          </table:table-cell>
          <table:table-cell table:formula="of:=[.D11]-[.C11]" office:value-type="float" office:value="-796">
            <text:p>-796</text:p>
          </table:table-cell>
          <table:table-cell/>
        </table:table-row>
        <table:table-row table:style-name="ro1">
          <table:covered-table-cell/>
          <table:table-cell table:style-name="ce2" office:value-type="string">
            <text:p>Utenti (Referral)</text:p>
          </table:table-cell>
          <table:table-cell office:value-type="float" office:value="433">
            <text:p>433</text:p>
          </table:table-cell>
          <table:table-cell office:value-type="float" office:value="466">
            <text:p>466</text:p>
          </table:table-cell>
          <table:table-cell table:formula="of:=[.D12]-[.C12]" office:value-type="float" office:value="33">
            <text:p>33</text:p>
          </table:table-cell>
          <table:table-cell/>
        </table:table-row>
        <table:table-row table:style-name="ro1">
          <table:covered-table-cell/>
          <table:table-cell table:style-name="ce2" office:value-type="string">
            <text:p>Pagine</text:p>
          </table:table-cell>
          <table:table-cell office:value-type="float" office:value="57589">
            <text:p>57589</text:p>
          </table:table-cell>
          <table:table-cell office:value-type="float" office:value="44929">
            <text:p>44929</text:p>
          </table:table-cell>
          <table:table-cell table:formula="of:=[.D13]-[.C13]" office:value-type="float" office:value="-12660">
            <text:p>-12660</text:p>
          </table:table-cell>
          <table:table-cell/>
        </table:table-row>
        <table:table-row table:style-name="ro1">
          <table:covered-table-cell/>
          <table:table-cell table:style-name="ce2" office:value-type="string">
            <text:p>Pagine/Sessione</text:p>
          </table:table-cell>
          <table:table-cell office:value-type="float" office:value="1.56">
            <text:p>1,56</text:p>
          </table:table-cell>
          <table:table-cell table:formula="of:=ROUND([.D13]/[.D5];2)" office:value-type="float" office:value="1.54">
            <text:p>1,54</text:p>
          </table:table-cell>
          <table:table-cell table:formula="of:=[.D14]-[.C14]" office:value-type="float" office:value="-0.02">
            <text:p>-0,02</text:p>
          </table:table-cell>
          <table:table-cell/>
        </table:table-row>
        <table:table-row table:style-name="ro1">
          <table:covered-table-cell/>
          <table:table-cell table:style-name="ce2" office:value-type="string">
            <text:p>Frequenza Rimbalzo</text:p>
          </table:table-cell>
          <table:table-cell office:value-type="float" office:value="81">
            <text:p>81</text:p>
          </table:table-cell>
          <table:table-cell office:value-type="float" office:value="81.8">
            <text:p>81,8</text:p>
          </table:table-cell>
          <table:table-cell table:formula="of:=[.D15]-[.C15]" office:value-type="float" office:value="0.799999999999997">
            <text:p>0,8</text:p>
          </table:table-cell>
          <table:table-cell/>
        </table:table-row>
        <table:table-row table:style-name="ro1">
          <table:table-cell table:style-name="ce1" office:value-type="string">
            <text:p>Facebook</text:p>
          </table:table-cell>
          <table:table-cell table:style-name="ce2" office:value-type="string">
            <text:p>Facebook Fan</text:p>
          </table:table-cell>
          <table:table-cell/>
          <table:table-cell office:value-type="float" office:value="5913">
            <text:p>5913</text:p>
          </table:table-cell>
          <table:table-cell table:formula="of:=[.D16]-[.C16]" office:value-type="float" office:value="5913">
            <text:p>5913</text:p>
          </table:table-cell>
          <table:table-cell/>
        </table:table-row>
        <table:table-row table:style-name="ro1">
          <table:table-cell table:style-name="ce1" office:value-type="string">
            <text:p>Aweber</text:p>
          </table:table-cell>
          <table:table-cell table:style-name="ce2" office:value-type="string">
            <text:p>Newsletter</text:p>
          </table:table-cell>
          <table:table-cell table:number-columns-repeated="2" office:value-type="float" office:value="5000">
            <text:p>5000</text:p>
          </table:table-cell>
          <table:table-cell table:formula="of:=[.D17]-[.C17]" office:value-type="float" office:value="0">
            <text:p>0</text:p>
          </table:table-cell>
          <table:table-cell/>
        </table:table-row>
        <table:table-row table:style-name="ro1">
          <table:table-cell>
            <draw:frame table:end-cell-address="Statistiche.F38" table:end-x="0.083cm" table:end-y="0.415cm" draw:z-index="0" draw:style-name="gr1" draw:text-style-name="P1" svg:width="16.002cm" svg:height="9.005cm" svg:x="0.418cm" svg:y="0.443cm">
              <draw:object draw:notify-on-update-of-ranges="Statistiche.C1:Statistiche.D1 Statistiche.B6:Statistiche.B6 Statistiche.C6:Statistiche.D6 Statistiche.B7:Statistiche.B7 Statistiche.C7:Statistiche.D7 Statistiche.B8:Statistiche.B8 Statistiche.C8:Statistiche.D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tatistiche.M38" table:end-x="1.003cm" table:end-y="0.363cm" draw:z-index="1" draw:style-name="gr1" draw:text-style-name="P1" svg:width="16.002cm" svg:height="9.006cm" svg:x="0.808cm" svg:y="0.39cm">
              <draw:object draw:notify-on-update-of-ranges="Statistiche.C1:Statistiche.D1 Statistiche.B10:Statistiche.B10 Statistiche.C10:Statistiche.D10 Statistiche.B11:Statistiche.B11 Statistiche.C11:Statistiche.D11 Statistiche.B12:Statistiche.B12 Statistiche.C12:Statistiche.D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21">
          <table:table-cell table:number-columns-repeated="6"/>
        </table:table-row>
        <table:table-row table:style-name="ro1">
          <table:table-cell>
            <draw:frame table:end-cell-address="Statistiche.F60" table:end-x="0.139cm" table:end-y="0.23cm" draw:z-index="2" draw:style-name="gr1" draw:text-style-name="P1" svg:width="16.002cm" svg:height="9.006cm" svg:x="0.474cm" svg:y="0.256cm">
              <draw:object draw:notify-on-update-of-ranges="Statistiche.C1:Statistiche.D1 Statistiche.B13:Statistiche.B13 Statistiche.C13:Statistiche.D1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frame table:end-cell-address="Statistiche.M60" table:end-x="1.17cm" table:end-y="0.283cm" draw:z-index="3" draw:style-name="gr1" draw:text-style-name="P1" svg:width="16.002cm" svg:height="9.006cm" svg:x="0.975cm" svg:y="0.309cm">
              <draw:object draw:notify-on-update-of-ranges="Statistiche.C1:Statistiche.D1 Statistiche.B2:Statistiche.B2 Statistiche.C2:Statistiche.D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 table:number-rows-repeated="20">
          <table:table-cell table:number-columns-repeated="6"/>
        </table:table-row>
        <table:table-row table:style-name="ro1">
          <table:table-cell>
            <draw:frame table:end-cell-address="Statistiche.F81" table:end-x="0.306cm" table:end-y="0.15cm" draw:z-index="4" draw:style-name="gr1" draw:text-style-name="P1" svg:width="16.002cm" svg:height="9.006cm" svg:x="0.641cm" svg:y="0.177cm">
              <draw:object draw:notify-on-update-of-ranges="Statistiche.C1:Statistiche.D1 Statistiche.B3:Statistiche.B3 Statistiche.C3:Statistiche.D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17/07/2017</text:date>, <text:time>13.55.5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vatore D'Angelo</meta:initial-creator>
    <meta:creation-date>2017-07-17T13:21:40.86</meta:creation-date>
    <dc:date>2017-07-17T13:55:54.37</dc:date>
    <dc:creator>Salvatore D'Angelo</dc:creator>
    <meta:editing-duration>PT33M18S</meta:editing-duration>
    <meta:editing-cycles>11</meta:editing-cycles>
    <meta:generator>OpenOffice/4.1.0$Win32 OpenOffice.org_project/410m18$Build-9764</meta:generator>
    <meta:document-statistic meta:table-count="3" meta:cell-count="7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bar" chart:style-name="ch1">
        <chart:title svg:x="7.098cm" svg:y="0.316cm" chart:style-name="ch2">
          <text:p>Sessioni</text:p>
        </chart:title>
        <chart:legend chart:legend-position="end" svg:x="11.359cm" svg:y="3.667cm" style:legend-expansion="high" chart:style-name="ch3"/>
        <chart:plot-area chart:style-name="ch4" table:cell-range-address="Statistiche.C1:Statistiche.D1 Statistiche.B6:Statistiche.D8" chart:data-source-has-labels="both" svg:x="0.77cm" svg:y="1.635cm" svg:width="9.949cm" svg:height="6.771cm">
          <chartooo:coordinate-region svg:x="1.947cm" svg:y="1.847cm" svg:width="8.772cm" svg:height="5.886cm"/>
          <chart:axis chart:dimension="x" chart:name="primary-x" chart:style-name="ch5" chartooo:axis-type="auto">
            <chartooo:date-scale/>
            <chart:categories table:cell-range-address="Statistiche.C1:Statistiche.D1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tatistiche.C6:Statistiche.D6" chart:label-cell-address="Statistiche.B6:Statistiche.B6" chart:class="chart:bar">
            <chart:data-point chart:repeated="2"/>
          </chart:series>
          <chart:series chart:style-name="ch9" chart:values-cell-range-address="Statistiche.C7:Statistiche.D7" chart:label-cell-address="Statistiche.B7:Statistiche.B7" chart:class="chart:bar">
            <chart:data-point chart:repeated="2"/>
          </chart:series>
          <chart:series chart:style-name="ch10" chart:values-cell-range-address="Statistiche.C8:Statistiche.D8" chart:label-cell-address="Statistiche.B8:Statistiche.B8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gio</text:p>
                <draw:g>
                  <svg:desc>Statistiche.C1:Statistiche.D1</svg:desc>
                </draw:g>
              </table:table-cell>
              <table:table-cell office:value-type="string">
                <text:p>giugno</text:p>
              </table:table-cell>
            </table:table-row>
          </table:table-header-rows>
          <table:table-rows>
            <table:table-row>
              <table:table-cell office:value-type="string">
                <text:p>Sessioni (Search Engine)</text:p>
                <draw:g>
                  <svg:desc>Statistiche.B6:Statistiche.B6</svg:desc>
                </draw:g>
              </table:table-cell>
              <table:table-cell office:value-type="float" office:value="30503">
                <text:p>30503</text:p>
                <draw:g>
                  <svg:desc>Statistiche.C6:Statistiche.D6</svg:desc>
                </draw:g>
              </table:table-cell>
              <table:table-cell office:value-type="float" office:value="23996">
                <text:p>23996</text:p>
              </table:table-cell>
            </table:table-row>
            <table:table-row>
              <table:table-cell office:value-type="string">
                <text:p>Sessioni (Diretto)</text:p>
                <draw:g>
                  <svg:desc>Statistiche.B7:Statistiche.B7</svg:desc>
                </draw:g>
              </table:table-cell>
              <table:table-cell office:value-type="float" office:value="5602">
                <text:p>5602</text:p>
                <draw:g>
                  <svg:desc>Statistiche.C7:Statistiche.D7</svg:desc>
                </draw:g>
              </table:table-cell>
              <table:table-cell office:value-type="float" office:value="4476">
                <text:p>4476</text:p>
              </table:table-cell>
            </table:table-row>
            <table:table-row>
              <table:table-cell office:value-type="string">
                <text:p>Sessioni (Referral)</text:p>
                <draw:g>
                  <svg:desc>Statistiche.B8:Statistiche.B8</svg:desc>
                </draw:g>
              </table:table-cell>
              <table:table-cell office:value-type="float" office:value="746">
                <text:p>746</text:p>
                <draw:g>
                  <svg:desc>Statistiche.C8:Statistiche.D8</svg:desc>
                </draw:g>
              </table:table-cell>
              <table:table-cell office:value-type="float" office:value="709">
                <text:p>7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title svg:x="7.375cm" svg:y="0.316cm" chart:style-name="ch2">
          <text:p>Utenti</text:p>
        </chart:title>
        <chart:legend chart:legend-position="end" svg:x="11.782cm" svg:y="3.667cm" style:legend-expansion="high" chart:style-name="ch3"/>
        <chart:plot-area chart:style-name="ch4" table:cell-range-address="Statistiche.C1:Statistiche.D1 Statistiche.B10:Statistiche.D12" chart:data-source-has-labels="both" svg:x="0.77cm" svg:y="1.635cm" svg:width="10.372cm" svg:height="6.772cm">
          <chartooo:coordinate-region svg:x="1.947cm" svg:y="1.847cm" svg:width="9.195cm" svg:height="5.887cm"/>
          <chart:axis chart:dimension="x" chart:name="primary-x" chart:style-name="ch5" chartooo:axis-type="auto">
            <chartooo:date-scale/>
            <chart:categories table:cell-range-address="Statistiche.C1:Statistiche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atistiche.C10:Statistiche.D10" chart:label-cell-address="Statistiche.B10:Statistiche.B10" chart:class="chart:bar">
            <chart:data-point chart:repeated="2"/>
          </chart:series>
          <chart:series chart:style-name="ch9" chart:values-cell-range-address="Statistiche.C11:Statistiche.D11" chart:label-cell-address="Statistiche.B11:Statistiche.B11" chart:class="chart:bar">
            <chart:data-point chart:repeated="2"/>
          </chart:series>
          <chart:series chart:style-name="ch10" chart:values-cell-range-address="Statistiche.C12:Statistiche.D12" chart:label-cell-address="Statistiche.B12:Statistiche.B12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gio</text:p>
                <draw:g>
                  <svg:desc>Statistiche.C1:Statistiche.D1</svg:desc>
                </draw:g>
              </table:table-cell>
              <table:table-cell office:value-type="string">
                <text:p>giugno</text:p>
              </table:table-cell>
            </table:table-row>
          </table:table-header-rows>
          <table:table-rows>
            <table:table-row>
              <table:table-cell office:value-type="string">
                <text:p>Utenti (Search Engine)</text:p>
                <draw:g>
                  <svg:desc>Statistiche.B10:Statistiche.B10</svg:desc>
                </draw:g>
              </table:table-cell>
              <table:table-cell office:value-type="float" office:value="23473">
                <text:p>23473</text:p>
                <draw:g>
                  <svg:desc>Statistiche.C10:Statistiche.D10</svg:desc>
                </draw:g>
              </table:table-cell>
              <table:table-cell office:value-type="float" office:value="18450">
                <text:p>18450</text:p>
              </table:table-cell>
            </table:table-row>
            <table:table-row>
              <table:table-cell office:value-type="string">
                <text:p>Utenti (Diretto)</text:p>
                <draw:g>
                  <svg:desc>Statistiche.B11:Statistiche.B11</svg:desc>
                </draw:g>
              </table:table-cell>
              <table:table-cell office:value-type="float" office:value="4221">
                <text:p>4221</text:p>
                <draw:g>
                  <svg:desc>Statistiche.C11:Statistiche.D11</svg:desc>
                </draw:g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Utenti (Referral)</text:p>
                <draw:g>
                  <svg:desc>Statistiche.B12:Statistiche.B12</svg:desc>
                </draw:g>
              </table:table-cell>
              <table:table-cell office:value-type="float" office:value="433">
                <text:p>433</text:p>
                <draw:g>
                  <svg:desc>Statistiche.C12:Statistiche.D12</svg:desc>
                </draw:g>
              </table:table-cell>
              <table:table-cell office:value-type="float" office:value="466">
                <text:p>4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title svg:x="7.243cm" svg:y="0.316cm" chart:style-name="ch2">
          <text:p>Pagine</text:p>
        </chart:title>
        <chart:legend chart:legend-position="end" svg:x="14.19cm" svg:y="4.191cm" style:legend-expansion="high" chart:style-name="ch3"/>
        <chart:plot-area chart:style-name="ch4" table:cell-range-address="Statistiche.C1:Statistiche.D1 Statistiche.B13:Statistiche.D13" chart:data-source-has-labels="both" svg:x="0.77cm" svg:y="1.635cm" svg:width="12.78cm" svg:height="6.772cm">
          <chartooo:coordinate-region svg:x="1.947cm" svg:y="1.847cm" svg:width="11.603cm" svg:height="5.887cm"/>
          <chart:axis chart:dimension="x" chart:name="primary-x" chart:style-name="ch5" chartooo:axis-type="auto">
            <chartooo:date-scale/>
            <chart:categories table:cell-range-address="Statistiche.C1:Statistiche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atistiche.C13:Statistiche.D13" chart:label-cell-address="Statistiche.B13:Statistiche.B1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gio</text:p>
                <draw:g>
                  <svg:desc>Statistiche.C1:Statistiche.D1</svg:desc>
                </draw:g>
              </table:table-cell>
              <table:table-cell office:value-type="string">
                <text:p>giugno</text:p>
              </table:table-cell>
            </table:table-row>
          </table:table-header-rows>
          <table:table-rows>
            <table:table-row>
              <table:table-cell office:value-type="string">
                <text:p>Pagine</text:p>
                <draw:g>
                  <svg:desc>Statistiche.B13:Statistiche.B13</svg:desc>
                </draw:g>
              </table:table-cell>
              <table:table-cell office:value-type="float" office:value="57589">
                <text:p>57589</text:p>
                <draw:g>
                  <svg:desc>Statistiche.C13:Statistiche.D13</svg:desc>
                </draw:g>
              </table:table-cell>
              <table:table-cell office:value-type="float" office:value="44929">
                <text:p>449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title svg:x="5.523cm" svg:y="0.316cm" chart:style-name="ch2">
          <text:p>Presenza Motori Ricerca</text:p>
        </chart:title>
        <chart:legend chart:legend-position="end" svg:x="13.502cm" svg:y="4.191cm" style:legend-expansion="high" chart:style-name="ch3"/>
        <chart:plot-area chart:style-name="ch4" table:cell-range-address="Statistiche.C1:Statistiche.D2 Statistiche.B2:Statistiche.B2" chart:data-source-has-labels="both" svg:x="0.77cm" svg:y="1.635cm" svg:width="12.092cm" svg:height="6.772cm">
          <chartooo:coordinate-region svg:x="2.132cm" svg:y="1.847cm" svg:width="10.73cm" svg:height="5.887cm"/>
          <chart:axis chart:dimension="x" chart:name="primary-x" chart:style-name="ch5" chartooo:axis-type="auto">
            <chartooo:date-scale/>
            <chart:categories table:cell-range-address="Statistiche.C1:Statistiche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atistiche.C2:Statistiche.D2" chart:label-cell-address="Statistiche.B2:Statistiche.B2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gio</text:p>
                <draw:g>
                  <svg:desc>Statistiche.C1:Statistiche.D1</svg:desc>
                </draw:g>
              </table:table-cell>
              <table:table-cell office:value-type="string">
                <text:p>giugno</text:p>
              </table:table-cell>
            </table:table-row>
          </table:table-header-rows>
          <table:table-rows>
            <table:table-row>
              <table:table-cell office:value-type="string">
                <text:p>Impressioni</text:p>
                <draw:g>
                  <svg:desc>Statistiche.B2:Statistiche.B2</svg:desc>
                </draw:g>
              </table:table-cell>
              <table:table-cell office:value-type="float" office:value="728873">
                <text:p>728873</text:p>
                <draw:g>
                  <svg:desc>Statistiche.C2:Statistiche.D2</svg:desc>
                </draw:g>
              </table:table-cell>
              <table:table-cell office:value-type="float" office:value="553363">
                <text:p>5533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title svg:x="5.55cm" svg:y="0.316cm" chart:style-name="ch2">
          <text:p>Interesse Motori Ricerca</text:p>
        </chart:title>
        <chart:legend chart:legend-position="end" svg:x="14.481cm" svg:y="4.191cm" style:legend-expansion="high" chart:style-name="ch3"/>
        <chart:plot-area chart:style-name="ch4" table:cell-range-address="Statistiche.C1:Statistiche.D1 Statistiche.B3:Statistiche.D3" chart:data-source-has-labels="both" svg:x="0.77cm" svg:y="1.635cm" svg:width="13.071cm" svg:height="6.772cm">
          <chartooo:coordinate-region svg:x="1.947cm" svg:y="1.847cm" svg:width="11.894cm" svg:height="5.887cm"/>
          <chart:axis chart:dimension="x" chart:name="primary-x" chart:style-name="ch5" chartooo:axis-type="auto">
            <chartooo:date-scale/>
            <chart:categories table:cell-range-address="Statistiche.C1:Statistiche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atistiche.C3:Statistiche.D3" chart:label-cell-address="Statistiche.B3:Statistiche.B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gio</text:p>
                <draw:g>
                  <svg:desc>Statistiche.C1:Statistiche.D1</svg:desc>
                </draw:g>
              </table:table-cell>
              <table:table-cell office:value-type="string">
                <text:p>giugno</text:p>
              </table:table-cell>
            </table:table-row>
          </table:table-header-rows>
          <table:table-rows>
            <table:table-row>
              <table:table-cell office:value-type="string">
                <text:p>Click</text:p>
                <draw:g>
                  <svg:desc>Statistiche.B3:Statistiche.B3</svg:desc>
                </draw:g>
              </table:table-cell>
              <table:table-cell office:value-type="float" office:value="31748">
                <text:p>31748</text:p>
                <draw:g>
                  <svg:desc>Statistiche.C3:Statistiche.D3</svg:desc>
                </draw:g>
              </table:table-cell>
              <table:table-cell office:value-type="float" office:value="25299">
                <text:p>252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